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8cm" draw:marker-end-width="0.358cm" draw:fill="solid" draw:fill-color="#000000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02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3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21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1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05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10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106cm" fo:min-width="0cm"/>
    </style:style>
    <style:style style:name="gr12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62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217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42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-33%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2.07cm" svg:y1="11.381cm" svg:x2="22.039cm" svg:y2="7.568cm">
          <text:p/>
        </draw:line>
        <draw:custom-shape draw:style-name="gr2" draw:text-style-name="P2" draw:layer="layout" svg:width="1.842cm" svg:height="1.843cm" svg:x="4.135cm" svg:y="5.158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1.294cm" svg:y1="6.79cm" svg:x2="22.779cm" svg:y2="6.483cm">
          <text:p/>
        </draw:line>
        <draw:line draw:style-name="gr1" draw:text-style-name="P1" draw:layer="layout" svg:x1="22.779cm" svg:y1="6.483cm" svg:x2="21.294cm" svg:y2="6.075cm">
          <text:p/>
        </draw:line>
        <draw:line draw:style-name="gr1" draw:text-style-name="P1" draw:layer="layout" svg:x1="21.294cm" svg:y1="6.075cm" svg:x2="22.779cm" svg:y2="5.768cm">
          <text:p/>
        </draw:line>
        <draw:line draw:style-name="gr1" draw:text-style-name="P1" draw:layer="layout" svg:x1="21.294cm" svg:y1="5.362cm" svg:x2="22.779cm" svg:y2="5.055cm">
          <text:p/>
        </draw:line>
        <draw:line draw:style-name="gr1" draw:text-style-name="P1" draw:layer="layout" svg:x1="22.779cm" svg:y1="5.771cm" svg:x2="21.294cm" svg:y2="5.363cm">
          <text:p/>
        </draw:line>
        <draw:line draw:style-name="gr1" draw:text-style-name="P1" draw:layer="layout" svg:x1="22.779cm" svg:y1="5.055cm" svg:x2="21.294cm" svg:y2="4.647cm">
          <text:p/>
        </draw:line>
        <draw:line draw:style-name="gr1" draw:text-style-name="P1" draw:layer="layout" svg:x1="21.294cm" svg:y1="4.647cm" svg:x2="22.779cm" svg:y2="4.34cm">
          <text:p/>
        </draw:line>
        <draw:line draw:style-name="gr1" draw:text-style-name="P1" draw:layer="layout" svg:x1="22.779cm" svg:y1="4.334cm" svg:x2="22.037cm" svg:y2="4.13cm">
          <text:p/>
        </draw:line>
        <draw:line draw:style-name="gr1" draw:text-style-name="P1" draw:layer="layout" svg:x1="22.039cm" svg:y1="7.607cm" svg:x2="22.039cm" svg:y2="6.995cm">
          <text:p/>
        </draw:line>
        <draw:line draw:style-name="gr1" draw:text-style-name="P1" draw:layer="layout" svg:x1="22.038cm" svg:y1="6.995cm" svg:x2="21.296cm" svg:y2="6.791cm">
          <text:p/>
        </draw:line>
        <draw:line draw:style-name="gr1" draw:text-style-name="P1" draw:layer="layout" svg:x1="5.041cm" svg:y1="11.469cm" svg:x2="5.016cm" svg:y2="6.982cm">
          <text:p/>
        </draw:line>
        <draw:line draw:style-name="gr1" draw:text-style-name="P1" draw:layer="layout" svg:x1="5.028cm" svg:y1="5.094cm" svg:x2="5.012cm" svg:y2="3.022cm">
          <text:p/>
        </draw:line>
        <draw:line draw:style-name="gr1" draw:text-style-name="P1" draw:layer="layout" svg:x1="4.969cm" svg:y1="3.082cm" svg:x2="6.195cm" svg:y2="3.054cm">
          <text:p/>
        </draw:line>
        <draw:line draw:style-name="gr1" draw:text-style-name="P1" draw:layer="layout" svg:x1="21.295cm" svg:y1="6.791cm" svg:x2="22.78cm" svg:y2="6.484cm">
          <text:p/>
        </draw:line>
        <draw:line draw:style-name="gr1" draw:text-style-name="P1" draw:layer="layout" svg:x1="22.78cm" svg:y1="6.484cm" svg:x2="21.295cm" svg:y2="6.076cm">
          <text:p/>
        </draw:line>
        <draw:line draw:style-name="gr1" draw:text-style-name="P1" draw:layer="layout" svg:x1="21.295cm" svg:y1="6.076cm" svg:x2="22.78cm" svg:y2="5.769cm">
          <text:p/>
        </draw:line>
        <draw:line draw:style-name="gr1" draw:text-style-name="P1" draw:layer="layout" svg:x1="21.295cm" svg:y1="5.363cm" svg:x2="22.78cm" svg:y2="5.056cm">
          <text:p/>
        </draw:line>
        <draw:line draw:style-name="gr1" draw:text-style-name="P1" draw:layer="layout" svg:x1="22.78cm" svg:y1="5.772cm" svg:x2="21.295cm" svg:y2="5.364cm">
          <text:p/>
        </draw:line>
        <draw:line draw:style-name="gr1" draw:text-style-name="P1" draw:layer="layout" svg:x1="22.78cm" svg:y1="5.056cm" svg:x2="21.295cm" svg:y2="4.648cm">
          <text:p/>
        </draw:line>
        <draw:line draw:style-name="gr1" draw:text-style-name="P1" draw:layer="layout" svg:x1="21.295cm" svg:y1="4.648cm" svg:x2="22.78cm" svg:y2="4.341cm">
          <text:p/>
        </draw:line>
        <draw:line draw:style-name="gr1" draw:text-style-name="P1" draw:layer="layout" svg:x1="22.78cm" svg:y1="4.335cm" svg:x2="22.038cm" svg:y2="4.131cm">
          <text:p/>
        </draw:line>
        <draw:line draw:style-name="gr1" draw:text-style-name="P1" draw:layer="layout" svg:x1="22.04cm" svg:y1="7.608cm" svg:x2="22.04cm" svg:y2="6.996cm">
          <text:p/>
        </draw:line>
        <draw:line draw:style-name="gr1" draw:text-style-name="P1" draw:layer="layout" svg:x1="22.039cm" svg:y1="6.996cm" svg:x2="21.297cm" svg:y2="6.792cm">
          <text:p/>
        </draw:line>
        <draw:line draw:style-name="gr1" draw:text-style-name="P1" draw:layer="layout" svg:x1="8.826cm" svg:y1="3.863cm" svg:x2="8.519cm" svg:y2="2.378cm">
          <text:p/>
        </draw:line>
        <draw:line draw:style-name="gr1" draw:text-style-name="P1" draw:layer="layout" svg:x1="8.519cm" svg:y1="2.378cm" svg:x2="8.111cm" svg:y2="3.863cm">
          <text:p/>
        </draw:line>
        <draw:line draw:style-name="gr1" draw:text-style-name="P1" draw:layer="layout" svg:x1="8.111cm" svg:y1="3.863cm" svg:x2="7.804cm" svg:y2="2.378cm">
          <text:p/>
        </draw:line>
        <draw:line draw:style-name="gr1" draw:text-style-name="P1" draw:layer="layout" svg:x1="7.398cm" svg:y1="3.863cm" svg:x2="7.091cm" svg:y2="2.378cm">
          <text:p/>
        </draw:line>
        <draw:line draw:style-name="gr1" draw:text-style-name="P1" draw:layer="layout" svg:x1="7.807cm" svg:y1="2.378cm" svg:x2="7.399cm" svg:y2="3.863cm">
          <text:p/>
        </draw:line>
        <draw:line draw:style-name="gr1" draw:text-style-name="P1" draw:layer="layout" svg:x1="7.091cm" svg:y1="2.378cm" svg:x2="6.683cm" svg:y2="3.863cm">
          <text:p/>
        </draw:line>
        <draw:line draw:style-name="gr1" draw:text-style-name="P1" draw:layer="layout" svg:x1="6.683cm" svg:y1="3.863cm" svg:x2="6.376cm" svg:y2="2.378cm">
          <text:p/>
        </draw:line>
        <draw:line draw:style-name="gr1" draw:text-style-name="P1" draw:layer="layout" svg:x1="6.37cm" svg:y1="2.378cm" svg:x2="6.166cm" svg:y2="3.12cm">
          <text:p/>
        </draw:line>
        <draw:line draw:style-name="gr1" draw:text-style-name="P1" draw:layer="layout" svg:x1="9.643cm" svg:y1="3.118cm" svg:x2="9.031cm" svg:y2="3.118cm">
          <text:p/>
        </draw:line>
        <draw:line draw:style-name="gr1" draw:text-style-name="P1" draw:layer="layout" svg:x1="9.031cm" svg:y1="3.119cm" svg:x2="8.827cm" svg:y2="3.861cm">
          <text:p/>
        </draw:line>
        <draw:line draw:style-name="gr1" draw:text-style-name="P1" draw:layer="layout" svg:x1="8.827cm" svg:y1="3.862cm" svg:x2="8.52cm" svg:y2="2.377cm">
          <text:p/>
        </draw:line>
        <draw:line draw:style-name="gr1" draw:text-style-name="P1" draw:layer="layout" svg:x1="8.52cm" svg:y1="2.377cm" svg:x2="8.112cm" svg:y2="3.862cm">
          <text:p/>
        </draw:line>
        <draw:line draw:style-name="gr1" draw:text-style-name="P1" draw:layer="layout" svg:x1="8.112cm" svg:y1="3.862cm" svg:x2="7.805cm" svg:y2="2.377cm">
          <text:p/>
        </draw:line>
        <draw:line draw:style-name="gr1" draw:text-style-name="P1" draw:layer="layout" svg:x1="7.399cm" svg:y1="3.862cm" svg:x2="7.092cm" svg:y2="2.377cm">
          <text:p/>
        </draw:line>
        <draw:line draw:style-name="gr1" draw:text-style-name="P1" draw:layer="layout" svg:x1="7.808cm" svg:y1="2.377cm" svg:x2="7.4cm" svg:y2="3.862cm">
          <text:p/>
        </draw:line>
        <draw:line draw:style-name="gr1" draw:text-style-name="P1" draw:layer="layout" svg:x1="7.092cm" svg:y1="2.377cm" svg:x2="6.684cm" svg:y2="3.862cm">
          <text:p/>
        </draw:line>
        <draw:line draw:style-name="gr1" draw:text-style-name="P1" draw:layer="layout" svg:x1="6.684cm" svg:y1="3.862cm" svg:x2="6.377cm" svg:y2="2.377cm">
          <text:p/>
        </draw:line>
        <draw:line draw:style-name="gr1" draw:text-style-name="P1" draw:layer="layout" svg:x1="6.371cm" svg:y1="2.377cm" svg:x2="6.167cm" svg:y2="3.119cm">
          <text:p/>
        </draw:line>
        <draw:line draw:style-name="gr1" draw:text-style-name="P1" draw:layer="layout" svg:x1="9.644cm" svg:y1="3.117cm" svg:x2="9.032cm" svg:y2="3.117cm">
          <text:p/>
        </draw:line>
        <draw:line draw:style-name="gr1" draw:text-style-name="P1" draw:layer="layout" svg:x1="9.032cm" svg:y1="3.118cm" svg:x2="8.828cm" svg:y2="3.86cm">
          <text:p/>
        </draw:line>
        <draw:frame draw:style-name="gr3" draw:text-style-name="P3" draw:layer="layout" svg:width="3.02cm" svg:height="1.277cm" svg:x="6.257cm" svg:y="1.247cm">
          <draw:text-box>
            <text:p>R<text:span text:style-name="T1">eq </text:span><text:span text:style-name="T2">|| R</text:span><text:span text:style-name="T1">S</text:span></text:p>
          </draw:text-box>
        </draw:frame>
        <draw:line draw:style-name="gr1" draw:text-style-name="P1" draw:layer="layout" svg:x1="9.588cm" svg:y1="4.081cm" svg:x2="9.592cm" svg:y2="3.091cm">
          <text:p/>
        </draw:line>
        <draw:line draw:style-name="gr1" draw:text-style-name="P1" draw:layer="layout" svg:x1="8.849cm" svg:y1="6.778cm" svg:x2="10.334cm" svg:y2="6.471cm">
          <text:p/>
        </draw:line>
        <draw:line draw:style-name="gr1" draw:text-style-name="P1" draw:layer="layout" svg:x1="10.334cm" svg:y1="6.471cm" svg:x2="8.849cm" svg:y2="6.063cm">
          <text:p/>
        </draw:line>
        <draw:line draw:style-name="gr1" draw:text-style-name="P1" draw:layer="layout" svg:x1="8.849cm" svg:y1="6.063cm" svg:x2="10.334cm" svg:y2="5.756cm">
          <text:p/>
        </draw:line>
        <draw:line draw:style-name="gr1" draw:text-style-name="P1" draw:layer="layout" svg:x1="8.849cm" svg:y1="5.35cm" svg:x2="10.334cm" svg:y2="5.043cm">
          <text:p/>
        </draw:line>
        <draw:line draw:style-name="gr1" draw:text-style-name="P1" draw:layer="layout" svg:x1="10.334cm" svg:y1="5.759cm" svg:x2="8.849cm" svg:y2="5.351cm">
          <text:p/>
        </draw:line>
        <draw:line draw:style-name="gr1" draw:text-style-name="P1" draw:layer="layout" svg:x1="10.334cm" svg:y1="5.043cm" svg:x2="8.849cm" svg:y2="4.635cm">
          <text:p/>
        </draw:line>
        <draw:line draw:style-name="gr1" draw:text-style-name="P1" draw:layer="layout" svg:x1="8.849cm" svg:y1="4.635cm" svg:x2="10.334cm" svg:y2="4.328cm">
          <text:p/>
        </draw:line>
        <draw:line draw:style-name="gr1" draw:text-style-name="P1" draw:layer="layout" svg:x1="10.334cm" svg:y1="4.322cm" svg:x2="9.592cm" svg:y2="4.118cm">
          <text:p/>
        </draw:line>
        <draw:line draw:style-name="gr1" draw:text-style-name="P1" draw:layer="layout" svg:x1="9.594cm" svg:y1="7.595cm" svg:x2="9.594cm" svg:y2="6.983cm">
          <text:p/>
        </draw:line>
        <draw:line draw:style-name="gr1" draw:text-style-name="P1" draw:layer="layout" svg:x1="9.593cm" svg:y1="6.983cm" svg:x2="8.851cm" svg:y2="6.779cm">
          <text:p/>
        </draw:line>
        <draw:line draw:style-name="gr1" draw:text-style-name="P1" draw:layer="layout" svg:x1="8.85cm" svg:y1="6.779cm" svg:x2="10.335cm" svg:y2="6.472cm">
          <text:p/>
        </draw:line>
        <draw:line draw:style-name="gr1" draw:text-style-name="P1" draw:layer="layout" svg:x1="10.335cm" svg:y1="6.472cm" svg:x2="8.85cm" svg:y2="6.064cm">
          <text:p/>
        </draw:line>
        <draw:line draw:style-name="gr1" draw:text-style-name="P1" draw:layer="layout" svg:x1="8.85cm" svg:y1="6.064cm" svg:x2="10.335cm" svg:y2="5.757cm">
          <text:p/>
        </draw:line>
        <draw:line draw:style-name="gr1" draw:text-style-name="P1" draw:layer="layout" svg:x1="8.85cm" svg:y1="5.351cm" svg:x2="10.335cm" svg:y2="5.044cm">
          <text:p/>
        </draw:line>
        <draw:line draw:style-name="gr1" draw:text-style-name="P1" draw:layer="layout" svg:x1="10.335cm" svg:y1="5.76cm" svg:x2="8.85cm" svg:y2="5.352cm">
          <text:p/>
        </draw:line>
        <draw:line draw:style-name="gr1" draw:text-style-name="P1" draw:layer="layout" svg:x1="10.335cm" svg:y1="5.044cm" svg:x2="8.85cm" svg:y2="4.636cm">
          <text:p/>
        </draw:line>
        <draw:line draw:style-name="gr1" draw:text-style-name="P1" draw:layer="layout" svg:x1="8.85cm" svg:y1="4.636cm" svg:x2="10.335cm" svg:y2="4.329cm">
          <text:p/>
        </draw:line>
        <draw:line draw:style-name="gr1" draw:text-style-name="P1" draw:layer="layout" svg:x1="10.335cm" svg:y1="4.323cm" svg:x2="9.593cm" svg:y2="4.119cm">
          <text:p/>
        </draw:line>
        <draw:line draw:style-name="gr1" draw:text-style-name="P1" draw:layer="layout" svg:x1="9.595cm" svg:y1="7.596cm" svg:x2="9.595cm" svg:y2="6.984cm">
          <text:p/>
        </draw:line>
        <draw:line draw:style-name="gr1" draw:text-style-name="P1" draw:layer="layout" svg:x1="9.594cm" svg:y1="6.984cm" svg:x2="8.852cm" svg:y2="6.78cm">
          <text:p/>
        </draw:line>
        <draw:frame draw:style-name="gr4" draw:text-style-name="P3" draw:layer="layout" svg:width="1.09cm" svg:height="1.681cm" svg:x="7.875cm" svg:y="5.138cm">
          <draw:text-box>
            <text:p>r<text:span text:style-name="T1">π</text:span></text:p>
          </draw:text-box>
        </draw:frame>
        <draw:frame draw:style-name="gr5" draw:text-style-name="P3" draw:layer="layout" svg:width="0.875cm" svg:height="0.962cm" svg:x="10.366cm" svg:y="3.8cm">
          <draw:text-box>
            <text:p>+</text:p>
          </draw:text-box>
        </draw:frame>
        <draw:frame draw:style-name="gr6" draw:text-style-name="P3" draw:layer="layout" svg:width="4.011cm" svg:height="2.463cm" svg:x="10.445cm" svg:y="6.379cm">
          <draw:text-box>
            <text:p>-</text:p>
          </draw:text-box>
        </draw:frame>
        <draw:frame draw:style-name="gr7" draw:text-style-name="P3" draw:layer="layout" svg:width="1.634cm" svg:height="1.581cm" svg:x="10.397cm" svg:y="5.232cm">
          <draw:text-box>
            <text:p>v<text:span text:style-name="T1">π</text:span></text:p>
          </draw:text-box>
        </draw:frame>
        <draw:line draw:style-name="gr1" draw:text-style-name="P1" draw:layer="layout" svg:x1="9.514cm" svg:y1="7.564cm" svg:x2="17.992cm" svg:y2="7.537cm">
          <text:p/>
        </draw:line>
        <draw:line draw:style-name="gr1" draw:text-style-name="P1" draw:layer="layout" svg:x1="11.972cm" svg:y1="8.08cm" svg:x2="11.957cm" svg:y2="7.511cm">
          <text:p/>
        </draw:line>
        <draw:line draw:style-name="gr1" draw:text-style-name="P1" draw:layer="layout" svg:x1="11.258cm" svg:y1="10.564cm" svg:x2="12.743cm" svg:y2="10.272cm">
          <text:p/>
        </draw:line>
        <draw:line draw:style-name="gr1" draw:text-style-name="P1" draw:layer="layout" svg:x1="12.743cm" svg:y1="10.272cm" svg:x2="11.258cm" svg:y2="9.884cm">
          <text:p/>
        </draw:line>
        <draw:line draw:style-name="gr1" draw:text-style-name="P1" draw:layer="layout" svg:x1="11.258cm" svg:y1="9.884cm" svg:x2="12.743cm" svg:y2="9.592cm">
          <text:p/>
        </draw:line>
        <draw:line draw:style-name="gr1" draw:text-style-name="P1" draw:layer="layout" svg:x1="11.258cm" svg:y1="9.206cm" svg:x2="12.743cm" svg:y2="8.914cm">
          <text:p/>
        </draw:line>
        <draw:line draw:style-name="gr1" draw:text-style-name="P1" draw:layer="layout" svg:x1="12.743cm" svg:y1="9.595cm" svg:x2="11.258cm" svg:y2="9.207cm">
          <text:p/>
        </draw:line>
        <draw:line draw:style-name="gr1" draw:text-style-name="P1" draw:layer="layout" svg:x1="12.743cm" svg:y1="8.914cm" svg:x2="11.258cm" svg:y2="8.526cm">
          <text:p/>
        </draw:line>
        <draw:line draw:style-name="gr1" draw:text-style-name="P1" draw:layer="layout" svg:x1="11.258cm" svg:y1="8.526cm" svg:x2="12.743cm" svg:y2="8.234cm">
          <text:p/>
        </draw:line>
        <draw:line draw:style-name="gr1" draw:text-style-name="P1" draw:layer="layout" svg:x1="12.743cm" svg:y1="8.228cm" svg:x2="12.001cm" svg:y2="8.034cm">
          <text:p/>
        </draw:line>
        <draw:line draw:style-name="gr1" draw:text-style-name="P1" draw:layer="layout" svg:x1="12.003cm" svg:y1="11.341cm" svg:x2="12.003cm" svg:y2="10.759cm">
          <text:p/>
        </draw:line>
        <draw:line draw:style-name="gr1" draw:text-style-name="P1" draw:layer="layout" svg:x1="12.002cm" svg:y1="10.759cm" svg:x2="11.26cm" svg:y2="10.565cm">
          <text:p/>
        </draw:line>
        <draw:line draw:style-name="gr1" draw:text-style-name="P1" draw:layer="layout" svg:x1="11.259cm" svg:y1="10.565cm" svg:x2="12.744cm" svg:y2="10.273cm">
          <text:p/>
        </draw:line>
        <draw:line draw:style-name="gr1" draw:text-style-name="P1" draw:layer="layout" svg:x1="12.744cm" svg:y1="10.273cm" svg:x2="11.259cm" svg:y2="9.885cm">
          <text:p/>
        </draw:line>
        <draw:line draw:style-name="gr1" draw:text-style-name="P1" draw:layer="layout" svg:x1="11.259cm" svg:y1="9.885cm" svg:x2="12.744cm" svg:y2="9.593cm">
          <text:p/>
        </draw:line>
        <draw:line draw:style-name="gr1" draw:text-style-name="P1" draw:layer="layout" svg:x1="11.259cm" svg:y1="9.207cm" svg:x2="12.744cm" svg:y2="8.915cm">
          <text:p/>
        </draw:line>
        <draw:line draw:style-name="gr1" draw:text-style-name="P1" draw:layer="layout" svg:x1="12.744cm" svg:y1="9.596cm" svg:x2="11.259cm" svg:y2="9.208cm">
          <text:p/>
        </draw:line>
        <draw:line draw:style-name="gr1" draw:text-style-name="P1" draw:layer="layout" svg:x1="12.744cm" svg:y1="8.915cm" svg:x2="11.259cm" svg:y2="8.527cm">
          <text:p/>
        </draw:line>
        <draw:line draw:style-name="gr1" draw:text-style-name="P1" draw:layer="layout" svg:x1="11.259cm" svg:y1="8.527cm" svg:x2="12.744cm" svg:y2="8.235cm">
          <text:p/>
        </draw:line>
        <draw:line draw:style-name="gr1" draw:text-style-name="P1" draw:layer="layout" svg:x1="12.744cm" svg:y1="8.229cm" svg:x2="12.002cm" svg:y2="8.035cm">
          <text:p/>
        </draw:line>
        <draw:line draw:style-name="gr1" draw:text-style-name="P1" draw:layer="layout" svg:x1="12.004cm" svg:y1="11.342cm" svg:x2="12.004cm" svg:y2="10.76cm">
          <text:p/>
        </draw:line>
        <draw:line draw:style-name="gr1" draw:text-style-name="P1" draw:layer="layout" svg:x1="12.003cm" svg:y1="10.76cm" svg:x2="11.261cm" svg:y2="10.566cm">
          <text:p/>
        </draw:line>
        <draw:line draw:style-name="gr1" draw:text-style-name="P1" draw:layer="layout" svg:x1="5.054cm" svg:y1="11.39cm" svg:x2="25.015cm" svg:y2="11.319cm">
          <text:p/>
        </draw:line>
        <draw:frame draw:style-name="gr8" draw:text-style-name="P3" draw:layer="layout" svg:width="1.974cm" svg:height="1.303cm" svg:x="12.842cm" svg:y="8.991cm">
          <draw:text-box>
            <text:p>R<text:span text:style-name="T1">E</text:span></text:p>
          </draw:text-box>
        </draw:frame>
        <draw:line draw:style-name="gr1" draw:text-style-name="P1" draw:layer="layout" svg:x1="13.969cm" svg:y1="7.539cm" svg:x2="13.927cm" svg:y2="3.093cm">
          <text:p/>
        </draw:line>
        <draw:g>
          <draw:custom-shape draw:style-name="gr9" draw:text-style-name="P4" draw:layer="layout" svg:width="2.153cm" svg:height="2.573cm" svg:x="12.921cm" svg:y="4.1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5" draw:layer="layout" svg:x1="13.995cm" svg:y1="4.856cm" svg:x2="13.995cm" svg:y2="6.121cm">
            <text:p/>
          </draw:line>
        </draw:g>
        <draw:line draw:style-name="gr1" draw:text-style-name="P1" draw:layer="layout" svg:x1="13.872cm" svg:y1="3.139cm" svg:x2="24.991cm" svg:y2="3.19cm">
          <text:p/>
        </draw:line>
        <draw:custom-shape draw:style-name="gr11" draw:text-style-name="P6" draw:layer="layout" svg:width="0.502cm" svg:height="0.502cm" svg:x="5.458cm" svg:y="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502cm" svg:height="0.502cm" svg:x="5.738cm" svg:y="11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252cm" svg:y1="6.439cm" svg:x2="18.737cm" svg:y2="6.132cm">
          <text:p/>
        </draw:line>
        <draw:line draw:style-name="gr1" draw:text-style-name="P1" draw:layer="layout" svg:x1="18.737cm" svg:y1="6.132cm" svg:x2="17.252cm" svg:y2="5.724cm">
          <text:p/>
        </draw:line>
        <draw:line draw:style-name="gr1" draw:text-style-name="P1" draw:layer="layout" svg:x1="17.252cm" svg:y1="5.724cm" svg:x2="18.737cm" svg:y2="5.417cm">
          <text:p/>
        </draw:line>
        <draw:line draw:style-name="gr1" draw:text-style-name="P1" draw:layer="layout" svg:x1="17.252cm" svg:y1="5.011cm" svg:x2="18.737cm" svg:y2="4.704cm">
          <text:p/>
        </draw:line>
        <draw:line draw:style-name="gr1" draw:text-style-name="P1" draw:layer="layout" svg:x1="18.737cm" svg:y1="5.42cm" svg:x2="17.252cm" svg:y2="5.012cm">
          <text:p/>
        </draw:line>
        <draw:line draw:style-name="gr1" draw:text-style-name="P1" draw:layer="layout" svg:x1="18.737cm" svg:y1="4.704cm" svg:x2="17.252cm" svg:y2="4.296cm">
          <text:p/>
        </draw:line>
        <draw:line draw:style-name="gr1" draw:text-style-name="P1" draw:layer="layout" svg:x1="17.252cm" svg:y1="4.296cm" svg:x2="18.737cm" svg:y2="3.989cm">
          <text:p/>
        </draw:line>
        <draw:line draw:style-name="gr1" draw:text-style-name="P1" draw:layer="layout" svg:x1="18.737cm" svg:y1="3.983cm" svg:x2="17.995cm" svg:y2="3.779cm">
          <text:p/>
        </draw:line>
        <draw:line draw:style-name="gr1" draw:text-style-name="P1" draw:layer="layout" svg:x1="17.996cm" svg:y1="6.644cm" svg:x2="17.254cm" svg:y2="6.44cm">
          <text:p/>
        </draw:line>
        <draw:line draw:style-name="gr1" draw:text-style-name="P1" draw:layer="layout" svg:x1="17.253cm" svg:y1="6.44cm" svg:x2="18.738cm" svg:y2="6.133cm">
          <text:p/>
        </draw:line>
        <draw:line draw:style-name="gr1" draw:text-style-name="P1" draw:layer="layout" svg:x1="18.738cm" svg:y1="6.133cm" svg:x2="17.253cm" svg:y2="5.725cm">
          <text:p/>
        </draw:line>
        <draw:line draw:style-name="gr1" draw:text-style-name="P1" draw:layer="layout" svg:x1="17.253cm" svg:y1="5.725cm" svg:x2="18.738cm" svg:y2="5.418cm">
          <text:p/>
        </draw:line>
        <draw:line draw:style-name="gr1" draw:text-style-name="P1" draw:layer="layout" svg:x1="17.253cm" svg:y1="5.012cm" svg:x2="18.738cm" svg:y2="4.705cm">
          <text:p/>
        </draw:line>
        <draw:line draw:style-name="gr1" draw:text-style-name="P1" draw:layer="layout" svg:x1="18.738cm" svg:y1="5.421cm" svg:x2="17.253cm" svg:y2="5.013cm">
          <text:p/>
        </draw:line>
        <draw:line draw:style-name="gr1" draw:text-style-name="P1" draw:layer="layout" svg:x1="18.738cm" svg:y1="4.705cm" svg:x2="17.253cm" svg:y2="4.297cm">
          <text:p/>
        </draw:line>
        <draw:line draw:style-name="gr1" draw:text-style-name="P1" draw:layer="layout" svg:x1="17.253cm" svg:y1="4.297cm" svg:x2="18.738cm" svg:y2="3.99cm">
          <text:p/>
        </draw:line>
        <draw:line draw:style-name="gr1" draw:text-style-name="P1" draw:layer="layout" svg:x1="18.738cm" svg:y1="3.984cm" svg:x2="17.996cm" svg:y2="3.78cm">
          <text:p/>
        </draw:line>
        <draw:line draw:style-name="gr1" draw:text-style-name="P1" draw:layer="layout" svg:x1="17.997cm" svg:y1="6.645cm" svg:x2="17.255cm" svg:y2="6.441cm">
          <text:p/>
        </draw:line>
        <draw:line draw:style-name="gr1" draw:text-style-name="P1" draw:layer="layout" svg:x1="17.992cm" svg:y1="7.514cm" svg:x2="17.991cm" svg:y2="6.619cm">
          <text:p/>
        </draw:line>
        <draw:line draw:style-name="gr1" draw:text-style-name="P1" draw:layer="layout" svg:x1="18.037cm" svg:y1="3.864cm" svg:x2="18.047cm" svg:y2="3.166cm">
          <text:p/>
        </draw:line>
        <draw:frame draw:style-name="gr12" draw:text-style-name="P3" draw:layer="layout" svg:width="1.381cm" svg:height="1.114cm" svg:x="18.816cm" svg:y="4.832cm">
          <draw:text-box>
            <text:p>r<text:span text:style-name="T1">o</text:span></text:p>
          </draw:text-box>
        </draw:frame>
        <draw:line draw:style-name="gr1" draw:text-style-name="P1" draw:layer="layout" svg:x1="21.99cm" svg:y1="4.098cm" svg:x2="21.986cm" svg:y2="3.195cm">
          <text:p/>
        </draw:line>
        <draw:custom-shape draw:style-name="gr11" draw:text-style-name="P6" draw:layer="layout" svg:width="0.502cm" svg:height="0.502cm" svg:x="24.717cm" svg:y="11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502cm" svg:height="0.502cm" svg:x="24.79cm" svg:y="2.9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875cm" svg:height="0.962cm" svg:x="25.28cm" svg:y="2.765cm">
          <draw:text-box>
            <text:p>+</text:p>
          </draw:text-box>
        </draw:frame>
        <draw:frame draw:style-name="gr6" draw:text-style-name="P3" draw:layer="layout" svg:width="4.011cm" svg:height="2.463cm" svg:x="25.238cm" svg:y="11.681cm">
          <draw:text-box>
            <text:p>-</text:p>
          </draw:text-box>
        </draw:frame>
        <draw:frame draw:style-name="gr6" draw:text-style-name="P3" draw:layer="layout" svg:width="4.011cm" svg:height="2.463cm" svg:x="10.446cm" svg:y="6.38cm">
          <draw:text-box>
            <text:p>-</text:p>
          </draw:text-box>
        </draw:frame>
        <draw:frame draw:style-name="gr7" draw:text-style-name="P7" draw:layer="layout" svg:width="1.634cm" svg:height="1.581cm" svg:x="24.636cm" svg:y="6.821cm">
          <draw:text-box>
            <text:p><text:span text:style-name="T3">v</text:span><text:span text:style-name="T4">o</text:span></text:p>
          </draw:text-box>
        </draw:frame>
        <draw:frame draw:style-name="gr13" draw:text-style-name="P3" draw:layer="layout" svg:width="1.539cm" svg:height="1.877cm" svg:x="22.948cm" svg:y="5.21cm">
          <draw:text-box>
            <text:p>R<text:span text:style-name="T1">C</text:span></text:p>
          </draw:text-box>
        </draw:frame>
        <draw:frame draw:style-name="gr14" draw:text-style-name="P3" draw:layer="layout" svg:width="3.56cm" svg:height="1.467cm" svg:x="11.497cm" svg:y="6.317cm">
          <draw:text-box>
            <text:p>g<text:span text:style-name="T1">m</text:span></text:p>
          </draw:text-box>
        </draw:frame>
        <draw:frame draw:style-name="gr7" draw:text-style-name="P3" draw:layer="layout" svg:width="1.634cm" svg:height="1.581cm" svg:x="12.49cm" svg:y="6.315cm">
          <draw:text-box>
            <text:p>v<text:span text:style-name="T1">π</text:span></text:p>
          </draw:text-box>
        </draw:frame>
        <draw:frame draw:style-name="gr15" draw:text-style-name="P4" draw:layer="layout" svg:width="1.555cm" svg:height="1.123cm" svg:x="1.776cm" svg:y="5.6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6" draw:text-style-name="P3" draw:layer="layout" svg:width="0.922cm" svg:height="1.114cm" svg:x="3.212cm" svg:y="5.621cm">
          <draw:text-box>
            <text:p>v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3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16:53:38.008721778</meta:creation-date>
    <dc:date>2021-05-23T21:57:52.397402157</dc:date>
    <meta:editing-duration>PT30M3S</meta:editing-duration>
    <meta:editing-cycles>7</meta:editing-cycles>
    <meta:generator>LibreOffice/6.4.6.2$Linux_X86_64 LibreOffice_project/40$Build-2</meta:generator>
    <meta:document-statistic meta:object-count="135"/>
  </office:meta>
</office:document-meta>
</file>

<file path=Object 2/content.xml><?xml version="1.0" encoding="utf-8"?>
<math xmlns="http://www.w3.org/1998/Math/MathML" display="block">
  <semantics>
    <mfrac>
      <msub>
        <mi>R</mi>
        <mi mathvariant="italic">eq</mi>
      </msub>
      <mrow>
        <msub>
          <mi>R</mi>
          <mi mathvariant="italic">eq</mi>
        </msub>
        <mo stretchy="false">+</mo>
        <msub>
          <mi>R</mi>
          <mi>s</mi>
        </msub>
      </mrow>
    </mfrac>
    <annotation encoding="StarMath 5.0">{R_eq} over {R_eq + R_s} </annotation>
  </semantics>
</math>
</file>